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Кнопка 1" form:control-implementation="ooo:com.sun.star.form.component.CommandButton" form:id="control1" form:label="Отправить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exportPDF?language=Basic&amp;location=application"/>
            </office:event-listeners>
          </form:button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40"/>
        <text:variable-decl office:value-type="string" text:name="00100030"/>
        <text:variable-decl office:value-type="string" text:name="001000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/text:p>
      <text:p text:style-name="P2">ФИО: <text:variable-set text:name="00100010" office:value-type="string">NULL</text:variable-set> </text:p>
      <text:p text:style-name="Standard">Пол <text:variable-set text:name="00100040" office:value-type="string">NULL</text:variable-set></text:p>
      <text:p text:style-name="Standard">ДР <text:variable-set text:name="00100030" office:value-type="string">NULL</text:variable-set></text:p>
      <text:p text:style-name="Standard">Исследование: <text:variable-set text:name="ID" office:value-type="string">NULL</text:variable-set></text:p>
      <text:p text:style-name="Standard"/>
      <text:p text:style-name="P2">Описание:</text:p>
      <text:section text:style-name="Sect1" text:name="Раздел1">
        <text:p text:style-name="P2">ФИО (редакт.)- <text:variable-input text:name="00100010" text:description="" office:value-type="string"/></text:p>
        <text:p text:style-name="Standard"/>
        <text:p text:style-name="Standard"/>
        <text:p text:style-name="Standard"/>
        <text:p text:style-name="Standard"/>
        <text:p text:style-name="Standard"/>
      </text:section>
      <text:p text:style-name="Standard"><draw:control text:anchor-type="paragraph" draw:z-index="0" draw:style-name="gr1" draw:text-style-name="P3" svg:width="3.664cm" svg:height="1.119cm" svg:x="3.635cm" svg:y="0.263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45M43S</meta:editing-duration>
    <meta:editing-cycles>13</meta:editing-cycles>
    <meta:generator>OpenOffice.org/3.2$Win32 OpenOffice.org_project/320m12$Build-9483</meta:generator>
    <dc:date>2011-02-21T16:53:46.31</dc:date>
    <dc:creator>Dmitry Derenok</dc:creator>
    <meta:document-statistic meta:table-count="0" meta:image-count="0" meta:object-count="0" meta:page-count="1" meta:paragraph-count="10" meta:word-count="20" meta:character-count="128"/>
    <meta:user-defined meta:name="Info 1"/>
    <meta:user-defined meta:name="Info 2"/>
    <meta:user-defined meta:name="Info 3"/>
    <meta:user-defined meta:name="Info 4"/>
  </office:meta>
</office:document-meta>
</file>